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RoleSetImpl.remove( SecurityRole security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SetImpl.remove(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curityRoleSetImpl.add( SecurityRole security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modifiable.Unmodifiable( SecurityRoleSe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SetImpl.toString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curityRoleSetImpl.add( String role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RoleSe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SetImpl.get(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urityRoleSetImpl.SecurityRoleSe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modifiable.get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